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E0000005E4739492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1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Tahoma" svg:font-family="Tahoma" style:font-pitch="variable"/>
    <style:font-face style:name="WenQuanYi Zen Hei Sharp1" svg:font-family="'WenQuanYi Zen Hei Sharp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8000" draw:secondary-fill-color="#b3b3b3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2cm" draw:shadow-offset-y="-1.999cm" draw:shadow-color="#94bd5e" draw:shadow-opacity="60%"/>
    </style:style>
    <style:style style:name="gr3" style:family="graphic" style:parent-style-name="standard" style:list-style-name="L1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3333ff" draw:secondary-fill-color="#b3b3b3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2cm" draw:shadow-offset-y="-1.999cm" draw:shadow-color="#94bd5e" draw:shadow-opacity="60%"/>
    </style:style>
    <style:style style:name="gr4" style:family="graphic" style:parent-style-name="standard" style:list-style-name="L1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cc00" draw:secondary-fill-color="#b3b3b3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2cm" draw:shadow-offset-y="-1.999cm" draw:shadow-color="#94bd5e" draw:shadow-opacity="60%"/>
    </style:style>
    <style:style style:name="gr5" style:family="graphic" style:parent-style-name="standard" style:list-style-name="L1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3333ff" draw:secondary-fill-color="#b3b3b3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2cm" draw:shadow-offset-y="-1.999cm" draw:shadow-color="#94bd5e" draw:shadow-opacity="60%"/>
    </style:style>
    <style:style style:name="gr6" style:family="graphic" style:parent-style-name="standard" style:list-style-name="L1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0000" draw:secondary-fill-color="#b3b3b3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2cm" draw:shadow-offset-y="-1.999cm" draw:shadow-color="#94bd5e" draw:shadow-opacity="60%"/>
    </style:style>
    <style:style style:name="gr7" style:family="graphic" style:parent-style-name="standard" style:list-style-name="L1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0000" draw:secondary-fill-color="#b3b3b3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2cm" draw:shadow-offset-y="-1.999cm" draw:shadow-color="#94bd5e" draw:shadow-opacity="60%"/>
    </style:style>
    <style:style style:name="pr1" style:family="presentation" style:parent-style-name="Default-subtitle">
      <style:graphic-properties draw:fill-color="#ffffff" draw:auto-grow-height="true" fo:min-height="16.2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5.558cm"/>
    </style:style>
    <style:style style:name="P1" style:family="paragraph">
      <style:text-properties fo:font-size="50pt" fo:text-shadow="1pt 1pt" style:text-underline-style="solid" style:text-underline-width="auto" style:text-underline-color="font-color" fo:font-weight="bold" style:font-size-asian="50pt" style:font-weight-asian="bold" style:font-size-complex="50pt" style:font-weight-complex="bold"/>
    </style:style>
    <style:style style:name="P2" style:family="paragraph">
      <style:text-properties fo:text-shadow="1pt 1pt"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6" style:family="paragraph">
      <style:text-properties fo:font-size="20pt"/>
    </style:style>
    <style:style style:name="P7" style:family="paragraph">
      <style:text-properties fo:font-size="60pt" fo:text-shadow="1pt 1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T1" style:family="text">
      <style:text-properties fo:font-size="50pt" fo:text-shadow="1pt 1pt" style:text-underline-style="solid" style:text-underline-width="auto" style:text-underline-color="font-color" fo:font-weight="bold" style:font-size-asian="50pt" style:font-weight-asian="bold" style:font-size-complex="50pt" style:font-weight-complex="bold"/>
    </style:style>
    <style:style style:name="T2" style:family="text">
      <style:text-properties fo:font-size="35pt" fo:text-shadow="1pt 1pt" style:text-underline-style="none" fo:font-weight="normal" style:font-size-asian="35pt" style:font-weight-asian="normal" style:font-size-complex="35pt" style:font-weight-complex="normal"/>
    </style:style>
    <style:style style:name="T3" style:family="text">
      <style:text-properties fo:text-shadow="1pt 1pt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text-shadow="1pt 1pt"/>
    </style:style>
    <style:style style:name="T5" style:family="text">
      <style:text-properties fo:text-shadow="1pt 1pt" style:text-underline-style="solid" style:text-underline-width="auto" style:text-underline-color="font-color"/>
    </style:style>
    <style:style style:name="T6" style:family="text">
      <style:text-properties style:text-position="super 58%" fo:text-shadow="1pt 1pt" style:text-underline-style="solid" style:text-underline-width="auto" style:text-underline-color="font-color"/>
    </style:style>
    <style:style style:name="T7" style:family="text">
      <style:text-properties fo:color="#000000" style:text-outline="false" style:text-line-through-styl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60pt" fo:text-shadow="1pt 1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6.259cm" svg:x="1.399cm" svg:y="0.837cm" presentation:class="subtitle">
          <draw:text-box>
            <text:p><text:span text:style-name="T1">Web page Classification</text:span></text:p>
            <text:p><text:span text:style-name="T2">Minor Project Schedule</text:span></text:p>
            <text:p><text:span text:style-name="T2">&amp;Progress repo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4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Basic Coding</text:span></text:p>
          </draw:text-box>
        </draw:frame>
        <draw:frame presentation:style-name="pr4" draw:layer="layout" svg:width="25.191cm" svg:height="5.81cm" svg:x="1.399cm" svg:y="4.915cm" presentation:class="outline">
          <draw:text-box>
            <text:p text:style-name="P3"><text:span text:style-name="T4">Deadline</text:span></text:p>
            <text:p text:style-name="P3"><text:span text:style-name="T5">10</text:span><text:span text:style-name="T6">th</text:span><text:span text:style-name="T5"> September 2013</text:span> </text:p>
            <text:p><text:s/></text:p>
          </draw:text-box>
        </draw:frame>
        <draw:frame presentation:style-name="pr4" draw:layer="layout" svg:width="25.191cm" svg:height="11.605cm" svg:x="1.399cm" svg:y="9.4cm" presentation:class="outline" presentation:user-transformed="true">
          <draw:text-box>
            <text:list text:style-name="L2">
              <text:list-item>
                <text:p>Fetch data from given URL</text:p>
              </text:list-item>
              <text:list-item>
                <text:p>Parse HTML+JS+CSS file to get title and text</text:p>
              </text:list-item>
              <text:list-item>
                <text:p>Split Text Content into Words</text:p>
              </text:list-item>
              <text:list-item>
                <text:p>Remove stop words</text:p>
              </text:list-item>
              <text:list-item>
                <text:p>Apply Porter's Stemmer Algorithm for converting words to word root</text:p>
              </text:list-item>
              <text:list-item>
                <text:p>Count Frequency of Each words</text:p>
              </text:list-item>
            </text:list>
          </draw:text-box>
        </draw:frame>
        <draw:custom-shape draw:style-name="gr2" draw:text-style-name="P5" draw:layer="layout" svg:width="10cm" svg:height="5.001cm" svg:x="0.922cm" svg:y="3.81cm">
          <text:p text:style-name="P4"><text:span text:style-name="T7">Completed</text:span></text:p>
          <text:p text:style-name="P4"><text:span text:style-name="T7"/></text:p>
          <draw:enhanced-geometry svg:viewBox="0 0 21600 21600" draw:text-path="true" draw:text-path-mode="shape" draw:text-path-scale="path" draw:text-path-same-letter-heights="false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4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Collection of training and testing samples</text:span></text:p>
          </draw:text-box>
        </draw:frame>
        <draw:frame presentation:style-name="pr4" draw:layer="layout" svg:width="25.191cm" svg:height="5.81cm" svg:x="1.399cm" svg:y="4.915cm" presentation:class="outline">
          <draw:text-box>
            <text:p text:style-name="P3"><text:span text:style-name="T4">Deadline</text:span></text:p>
            <text:p text:style-name="P3"><text:span text:style-name="T5">30</text:span><text:span text:style-name="T6">th</text:span><text:span text:style-name="T5"> September 2013</text:span> </text:p>
            <text:p><text:s/></text:p>
          </draw:text-box>
        </draw:frame>
        <draw:frame presentation:style-name="pr4" draw:layer="layout" svg:width="25.191cm" svg:height="11.605cm" svg:x="1.399cm" svg:y="9.4cm" presentation:class="outline" presentation:user-transformed="true">
          <draw:text-box>
            <text:list text:style-name="L2">
              <text:list-item>
                <text:p>HTML+PHP interface for storing samples in database.</text:p>
              </text:list-item>
              <text:list-item>
                <text:p>Collect samples from search engines within following categories-200 records in each</text:p>
                <text:list>
                  <text:list-item>
                    <text:p><text:span text:style-name="T8">Politics</text:span></text:p>
                  </text:list-item>
                  <text:list-item>
                    <text:p><text:span text:style-name="T8">Religion</text:span></text:p>
                  </text:list-item>
                  <text:list-item>
                    <text:p><text:span text:style-name="T8">Movies</text:span></text:p>
                  </text:list-item>
                  <text:list-item>
                    <text:p><text:span text:style-name="T8">Technology</text:span></text:p>
                  </text:list-item>
                  <text:list-item>
                    <text:p><text:span text:style-name="T8">Sports</text:span></text:p>
                  </text:list-item>
                </text:list>
              </text:list-item>
            </text:list>
          </draw:text-box>
        </draw:frame>
        <draw:custom-shape draw:style-name="gr3" draw:text-style-name="P5" draw:layer="layout" svg:width="6.096cm" svg:height="3.048cm" svg:x="0.762cm" svg:y="5.588cm">
          <text:p text:style-name="P4"><text:span text:style-name="T7">Work in progress</text:span></text:p>
          <text:p text:style-name="P4"><text:span text:style-name="T7"/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4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>
          <draw:text-box>
            <text:p><text:span text:style-name="T3">Construction of Training set</text:span></text:p>
          </draw:text-box>
        </draw:frame>
        <draw:frame presentation:style-name="pr4" draw:layer="layout" svg:width="25.191cm" svg:height="5.81cm" svg:x="1.399cm" svg:y="4.915cm" presentation:class="outline">
          <draw:text-box>
            <text:p text:style-name="P3"><text:span text:style-name="T4">Deadline</text:span></text:p>
            <text:p text:style-name="P3"><text:span text:style-name="T5">10</text:span><text:span text:style-name="T6">th</text:span><text:span text:style-name="T5"> October 2013</text:span> </text:p>
            <text:p><text:s/></text:p>
          </draw:text-box>
        </draw:frame>
        <draw:frame presentation:style-name="pr4" draw:layer="layout" svg:width="25.191cm" svg:height="11.605cm" svg:x="1.399cm" svg:y="9.4cm" presentation:class="outline" presentation:user-transformed="true">
          <draw:text-box>
            <text:list text:style-name="L2">
              <text:list-item>
                <text:p>Decide proper structure for database of training set samples</text:p>
              </text:list-item>
              <text:list-item>
                <text:p>Automation of training set construction</text:p>
              </text:list-item>
            </text:list>
          </draw:text-box>
        </draw:frame>
        <draw:custom-shape draw:style-name="gr4" draw:text-style-name="P5" draw:layer="layout" svg:width="6.096cm" svg:height="3.048cm" svg:x="0.762cm" svg:y="5.588cm">
          <text:p text:style-name="P4"><text:span text:style-name="T7">Completed</text:span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4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Implementation of Classification Algorithm</text:span></text:p>
          </draw:text-box>
        </draw:frame>
        <draw:frame presentation:style-name="pr4" draw:layer="layout" svg:width="25.191cm" svg:height="5.81cm" svg:x="1.399cm" svg:y="4.915cm" presentation:class="outline">
          <draw:text-box>
            <text:p text:style-name="P3"><text:span text:style-name="T4">Deadline</text:span></text:p>
            <text:p text:style-name="P3"><text:span text:style-name="T5">20</text:span><text:span text:style-name="T6">th</text:span><text:span text:style-name="T5"> October 2013</text:span> </text:p>
            <text:p><text:s/></text:p>
          </draw:text-box>
        </draw:frame>
        <draw:frame presentation:style-name="pr4" draw:layer="layout" svg:width="25.191cm" svg:height="11.605cm" svg:x="1.399cm" svg:y="9.4cm" presentation:class="outline" presentation:user-transformed="true">
          <draw:text-box>
            <text:list text:style-name="L2">
              <text:list-item>
                <text:p>Implement Naive Bayes classification algorithm.</text:p>
              </text:list-item>
              <text:list-item>
                <text:p>Perform accuracy measurements</text:p>
              </text:list-item>
            </text:list>
          </draw:text-box>
        </draw:frame>
        <draw:custom-shape draw:style-name="gr5" draw:text-style-name="P5" draw:layer="layout" svg:width="6.096cm" svg:height="3.048cm" svg:x="0.762cm" svg:y="5.588cm">
          <text:p text:style-name="P4"><text:span text:style-name="T7">Work in progress</text:span></text:p>
          <text:p text:style-name="P4"><text:span text:style-name="T7"/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4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>
          <draw:text-box>
            <text:p><text:span text:style-name="T3">Implementation of GUI</text:span></text:p>
          </draw:text-box>
        </draw:frame>
        <draw:frame presentation:style-name="pr4" draw:layer="layout" svg:width="25.191cm" svg:height="5.81cm" svg:x="1.399cm" svg:y="4.915cm" presentation:class="outline">
          <draw:text-box>
            <text:p text:style-name="P3"><text:span text:style-name="T4">Deadline</text:span></text:p>
            <text:p text:style-name="P3"><text:span text:style-name="T5">31th October 2013</text:span> </text:p>
            <text:p><text:s/></text:p>
          </draw:text-box>
        </draw:frame>
        <draw:frame presentation:style-name="pr4" draw:layer="layout" svg:width="25.191cm" svg:height="11.605cm" svg:x="1.399cm" svg:y="9.4cm" presentation:class="outline" presentation:user-transformed="true">
          <draw:text-box>
            <text:list text:style-name="L2">
              <text:list-item>
                <text:p>Implement GUI using pygtk</text:p>
              </text:list-item>
              <text:list-item>
                <text:p>GUI should contain option for</text:p>
                <text:list>
                  <text:list-item>
                    <text:p>Input url classification</text:p>
                  </text:list-item>
                  <text:list-item>
                    <text:p>Automatic training set construction</text:p>
                  </text:list-item>
                </text:list>
              </text:list-item>
            </text:list>
          </draw:text-box>
        </draw:frame>
        <draw:custom-shape draw:style-name="gr6" draw:text-style-name="P5" draw:layer="layout" svg:width="6.096cm" svg:height="3.048cm" svg:x="0.762cm" svg:y="5.588cm">
          <text:p text:style-name="P4"><text:span text:style-name="T7">Not done yet</text:span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4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>
          <draw:text-box>
            <text:p><text:span text:style-name="T3">Debugging and Optimization</text:span></text:p>
          </draw:text-box>
        </draw:frame>
        <draw:frame presentation:style-name="pr4" draw:layer="layout" svg:width="25.191cm" svg:height="5.81cm" svg:x="1.399cm" svg:y="4.915cm" presentation:class="outline">
          <draw:text-box>
            <text:p text:style-name="P3"><text:span text:style-name="T4">Deadline</text:span></text:p>
            <text:p text:style-name="P3"><text:span text:style-name="T5">5th November 2013</text:span> </text:p>
            <text:p><text:s/></text:p>
          </draw:text-box>
        </draw:frame>
        <draw:frame presentation:style-name="pr4" draw:layer="layout" svg:width="25.191cm" svg:height="11.605cm" svg:x="1.399cm" svg:y="9.4cm" presentation:class="outline" presentation:user-transformed="true">
          <draw:text-box>
            <text:list text:style-name="L2">
              <text:list-item>
                <text:p>Test code for possible bugs</text:p>
              </text:list-item>
              <text:list-item>
                <text:p>Find optimal number of training set documents</text:p>
              </text:list-item>
            </text:list>
          </draw:text-box>
        </draw:frame>
        <draw:custom-shape draw:style-name="gr7" draw:text-style-name="P5" draw:layer="layout" svg:width="6.096cm" svg:height="3.048cm" svg:x="0.762cm" svg:y="5.588cm">
          <text:p text:style-name="P4"><text:span text:style-name="T7">Not done yet</text:span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1cm" svg:height="16.259cm" svg:x="1.399cm" svg:y="0.837cm" presentation:class="subtitle">
          <draw:text-box>
            <text:p><text:span text:style-name="T9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horndale1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Tahoma" svg:font-family="Tahoma" style:font-pitch="variable"/>
    <style:font-face style:name="WenQuanYi Zen Hei Sharp1" svg:font-family="'WenQuanYi Zen Hei Sharp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Sky" xlink:href="Pictures/100000000000005E0000005E47394922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Sk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WenQuanYi Zen Hei Sharp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Sky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1pt 1pt" style:text-underline-style="solid" style:text-underline-width="auto" style:text-underline-color="font-color" fo:font-weight="normal" style:letter-kerning="true" style:font-name-asian="WenQuanYi Zen Hei Sharp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k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1cm" svg:height="3.507cm" svg:x="1.399cm" svg:y="0.837cm" presentation:class="title" presentation:placeholder="true">
        <draw:text-box/>
      </draw:frame>
      <draw:frame presentation:style-name="Default_20_1-outline1" draw:layer="backgroundobjects" svg:width="25.191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6T09:16:36.434216006</meta:creation-date>
    <dc:date>2013-10-06T11:21:27.670793477</dc:date>
    <meta:editing-duration>PT12M1S</meta:editing-duration>
    <meta:editing-cycles>7</meta:editing-cycles>
    <meta:generator>LibreOffice/4.1.2.3$Linux_X86_64 LibreOffice_project/410$Build-3</meta:generator>
    <meta:document-statistic meta:object-count="74"/>
  </office:meta>
</office:document-meta>
</file>